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c418"/>
    </style:style>
    <style:style style:name="P2" style:family="paragraph" style:parent-style-name="Standard">
      <style:text-properties officeooo:paragraph-rsid="000f6b7d"/>
    </style:style>
    <style:style style:name="P3"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4"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5" style:family="paragraph" style:parent-style-name="Standard">
      <style:paragraph-properties fo:text-align="end" style:justify-single-word="false"/>
      <style:text-properties officeooo:rsid="000dc418" officeooo:paragraph-rsid="000dc418"/>
    </style:style>
    <style:style style:name="P6" style:family="paragraph" style:parent-style-name="Standard">
      <style:text-properties officeooo:rsid="000dc418" officeooo:paragraph-rsid="000dc418"/>
    </style:style>
    <style:style style:name="P7" style:family="paragraph" style:parent-style-name="Standard">
      <style:text-properties officeooo:rsid="000f6b7d" officeooo:paragraph-rsid="000dc418"/>
    </style:style>
    <style:style style:name="P8" style:family="paragraph" style:parent-style-name="Preformatted_20_Text">
      <style:text-properties fo:color="#000000" officeooo:rsid="000f6b7d" officeooo:paragraph-rsid="000dc418"/>
    </style:style>
    <style:style style:name="T1" style:family="text">
      <style:text-properties officeooo:rsid="000dc418"/>
    </style:style>
    <style:style style:name="T2" style:family="text">
      <style:text-properties officeooo:rsid="000e93aa"/>
    </style:style>
    <style:style style:name="T3" style:family="text">
      <style:text-properties officeooo:rsid="000f6b7d"/>
    </style:style>
    <style:style style:name="T4" style:family="text">
      <style:text-properties officeooo:rsid="00114123"/>
    </style:style>
    <style:style style:name="T5" style:family="text">
      <style:text-properties officeooo:rsid="00115e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hil Lenox</text:p>
      <text:p text:style-name="P5">Devlin Junker</text:p>
      <text:p text:style-name="P5"/>
      <text:p text:style-name="P6"/>
      <text:p text:style-name="P1"><text:span text:style-name="T1">JTAG is a protocol for interfacing with the lowest levels of a processor, or digital logic device. JTAG has many uses, it can be used to load program into memory on embedded systems, where resources are too limited to be able to compile and build programs on the native environment. </text:span><text:span text:style-name="T2">Similarly, JTAG is often used as the protocol for writing to FPGAs, CPLDs and other programmable digital logic as well. One of the neatest feature JTAG offers however is the ability to view of every register, and memory address of a system at a given point in time. This is impossible, or at least difficult to the point where it isn't worth it to pursue without the use of a debugger external to the system being debugged. JTAG allows the external controller, in this case our PC, to interrupt the execution of instruction on the processor, and on a very low level, direct how the program on the debugged system progresses. When the debugged system is halted, we are able to read all the registers, including state registers. This is an invaluable tool for lower level programming, when an on board debugger is impossible, and sometimes higher level languages as well. </text:span><text:span text:style-name="T3"><text:s/>We hat issues with actually getting the program debugged, however the program we were planning on using was as follows:</text:span></text:p>
      <text:p text:style-name="P7"/>
      <text:p text:style-name="P8">.section .text <text:s/></text:p>
      <text:p text:style-name="P4">._start: .global start</text:p>
      <text:p text:style-name="P3"><text:s text:c="8"/>.global main</text:p>
      <text:p text:style-name="P4">main:</text:p>
      <text:p text:style-name="P4"><text:s text:c="8"/>MOV r0, #1 ; A = 1</text:p>
      <text:p text:style-name="P4"><text:s text:c="8"/>MOV r1, #2 ; B = 2</text:p>
      <text:p text:style-name="P4"><text:s text:c="8"/>MOV r2, #1 ; C = 1</text:p>
      <text:p text:style-name="P4"><text:s text:c="8"/>MOV r3, #3 ; D = 2</text:p>
      <text:p text:style-name="P3"><text:s text:c="8"/>MOV r4, #1 ; E = 1</text:p>
      <text:p text:style-name="P4"><text:s text:c="8"/>ADD r0, r0, r1</text:p>
      <text:p text:style-name="P4"><text:s text:c="8"/>ADD r0, r0, r2</text:p>
      <text:p text:style-name="P4"><text:s text:c="8"/>MUL r2, r3, r4</text:p>
      <text:p text:style-name="P3"><text:s text:c="8"/>SUB r0, r0, r2</text:p>
      <text:p text:style-name="P4"><text:s text:c="8"/>BX lr</text:p>
      <text:p text:style-name="P2"><text:span text:style-name="T3">When we debugged, we has issues loading the program </text:span><text:span text:style-name="T4">properly using GDB, we tried using GDB on the beaglebone, and then examining the registers on using the telnet openocd command, however that did not work. We also compiled an arm aware version of gdb, which we used to connect to the beaglebone, however that was also a dead end, as we were unable to load our program due to errors. However, after playing with the jtag commands, if we had been able to open a program successfully, using the command reg allows us to view all register values at that given moment. For our simple case, we would be able to modify the output of the various arithmetic operations in our program. However, it is also possible to force the processor to jump to other parts of the code, <text:s/>either by using the </text:span><text:span text:style-name="T5">step command to direct where the program goes next, or by directly changing the PC register value, both of which have the strong likelihood of completely breaking the progra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 </meta:initial-creator>
    <meta:creation-date>2013-12-06T17:11:45</meta:creation-date>
    <dc:date>2013-12-06T18:00:04</dc:date>
    <dc:creator>Phil </dc:creator>
    <meta:editing-duration>PT44M40S</meta:editing-duration>
    <meta:editing-cycles>4</meta:editing-cycles>
    <meta:generator>LibreOffice/4.0.2.2$Linux_X86_64 LibreOffice_project/400m0$Build-2</meta:generator>
    <meta:document-statistic meta:table-count="0" meta:image-count="0" meta:object-count="0" meta:page-count="1" meta:paragraph-count="18" meta:word-count="458" meta:character-count="2552" meta:non-whitespace-character-count="2019"/>
  </office:meta>
</office:document-meta>
</file>